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 style:list-style-name="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 style:list-style-name="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 style:list-style-name="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 style:list-style-name="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11" style:family="paragraph" style:parent-style-name="Standard" style:list-style-name="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3" style:family="paragraph" style:parent-style-name="Standard">
      <style:paragraph-properties fo:text-align="end" style:justify-single-word="false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 style:list-style-name="" style:master-page-name="Standard">
      <style:paragraph-properties fo:text-align="center" style:justify-single-word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 style:list-style-name="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FORM 146A</text:span> -Rule 146</text:p>
      <text:p text:style-name="P4"/>
      <text:p text:style-name="P11">AFFIDAVIT OF SERVICE</text:p>
      <text:p text:style-name="P4"/>
      <text:p text:style-name="P13"><text:span text:style-name="T2">T-1450-15</text:span></text:p>
      <text:p text:style-name="P2"/>
      <text:p text:style-name="P14"/>
      <text:p text:style-name="P12">FEDERAL COURT OF CANADA</text:p>
      <text:p text:style-name="Standard"/>
      <text:p text:style-name="Standard"/>
      <text:p text:style-name="P1">BETWEEN:</text:p>
      <text:p text:style-name="P14"/>
      <text:p text:style-name="P12">Radu Hociung</text:p>
      <text:p text:style-name="P9">Plaintiff</text:p>
      <text:p text:style-name="P14"/>
      <text:p text:style-name="P10">and</text:p>
      <text:p text:style-name="P14"/>
      <text:p text:style-name="P12">Minister of Public Safety and Emergency Preparedness</text:p>
      <text:p text:style-name="P7">Defendant</text:p>
      <text:p text:style-name="P3"/>
      <text:p text:style-name="P3">AFFIDAVIT OF SERVICE</text:p>
      <text:p text:style-name="P16"/>
      <text:p text:style-name="P5"/>
      <text:p text:style-name="P5"><text:tab/>I, Radu Hociung, of the City of Panajachel in the Solola Department of Guatemala, SWEAR THAT:</text:p>
      <text:p text:style-name="P5"/>
      <text:p text:style-name="P6"/>
      <text:p text:style-name="P6"><text:tab/>I served Minister of Public Safety and Emergency Preparedness with Written Examination Request and Questions by sending a copy by fax on July 19, 2016 to Eric Peterson, solicitor for the Defendant, at 416-973-5004.</text:p>
      <text:p text:style-name="P6"/>
      <text:p text:style-name="P6"/>
      <text:p text:style-name="P6">Sworn before me at the City of Panajachel <text:s text:c="2"/>in the Solola Department of Guatemala on September 8, 2016.</text:p>
      <text:p text:style-name="P6"/>
      <text:p text:style-name="P6"/>
      <text:p text:style-name="P6">______________________________________</text:p>
      <text:p text:style-name="P6">Commissioner for Taking Affidavits</text:p>
      <text:p text:style-name="P6">(or as the case may be)</text:p>
      <text:p text:style-name="P6"><text:s/></text:p>
      <text:p text:style-name="P6">_____________________________</text:p>
      <text:p text:style-name="P6">Radu Hociung</text:p>
      <text:p text:style-name="P6"/>
      <text:p text:style-name="P6">SOR/2004-283, s. 35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6-09-08T07:34:29.84</dc:date>
    <meta:generator>OpenOffice/4.0.1$Win32 OpenOffice.org_project/401m5$Build-9714</meta:generator>
    <meta:document-statistic meta:table-count="0" meta:image-count="0" meta:object-count="0" meta:page-count="1" meta:paragraph-count="21" meta:word-count="113" meta:character-count="752"/>
    <meta:editing-duration>PT17M14S</meta:editing-duration>
    <meta:editing-cycles>1</meta:editing-cycles>
  </office:meta>
</office:document-meta>
</file>